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stdio.h&gt;int main(){int i = 0;int data[5]={1,2,3,4,5};int result = 0;for(;i&lt;5;i++){result += data[i];}printf("%d",result);return 0;}</text:p>
      <text:p text:style-name="Standard"/>
      <text:p text:style-name="Standard"/>
      <text:p text:style-name="Standard"/>
      <text:p text:style-name="Standard">['include', '&lt;', 'stdio', 'h', '&gt;',<text:s/></text:p>
      <text:p text:style-name="Standard">'int', 'main', 'int', 'i', '=', '0',<text:s/></text:p>
      <text:p text:style-name="Standard">'int', 'data', '5', '=', '1', '2', '3',</text:p>
      <text:p text:style-name="Standard"><text:s/>'4', '5', 'int', 'result', '=', '0',<text:s/></text:p>
      <text:p text:style-name="Standard">'for', 'i', '&lt;', '5', 'i', 'result', '=',<text:s/></text:p>
      <text:p text:style-name="Standard">'data', 'i', 'printf', '%', 'd', 'result',</text:p>
      <text:p text:style-name="Standard"><text:s/>'return', '0']</text:p>
      <text:p text:style-name="Standard"/>
      <text:p text:style-name="Standard"/>
      <text:p text:style-name="Standard">_________________________________________________________________________</text:p>
      <text:p text:style-name="Standard"/>
      <text:p text:style-name="Standard">#include &lt;stdio.h&gt;int main(){int i = 0;int data[5]={1,2,3,4,5};int result = 0;while(i&lt;5){result += data[i];i++;}printf("%d",result);return 0;}</text:p>
      <text:p text:style-name="Standard"/>
      <text:p text:style-name="Standard"/>
      <text:p text:style-name="Standard"/>
      <text:p text:style-name="Standard">['include', '&lt;', 'stdio', 'h', '&gt;',</text:p>
      <text:p text:style-name="Standard"><text:s/>'int', 'main', 'int', 'i', '=', '0',<text:s/></text:p>
      <text:p text:style-name="Standard">'int', 'data', '5', '=', '1', '2', '3',</text:p>
      <text:p text:style-name="Standard"><text:s/>'4', '5', 'int', 'result', '=', '0',<text:s/></text:p>
      <text:p text:style-name="Standard">'while', 'i', '&lt;', '5', 'result', '=',<text:s/></text:p>
      <text:p text:style-name="Standard">'data', 'i', 'i', 'printf', '%', 'd',<text:s/></text:p>
      <text:p text:style-name="Standard">'result', 'return', '0']</text:p>
      <text:p text:style-name="Standard"/>
      <text:p text:style-name="Standard">_________________________________________________________________________</text:p>
      <text:p text:style-name="Standard"/>
      <text:p text:style-name="Standard">['include', '&lt;', 'stdio', 'h', '&gt;', 'int', 'main', 'int', 'i', '=', '0', 'int', 'data', '5', '=', '1', '2', '3', '4', '5', 'int', 'result', '=', '0', 'for', 'i', '&lt;', '5', 'i', 'if', 'result', '&lt;', '10', 'result', '=', 'data', 'i', 'printf', '%', 'd', 'result', 'return', '0']</text:p>
      <text:p text:style-name="Standard"/>
      <text:p text:style-name="Standard"/>
      <text:p text:style-name="Standard">['include', '&lt;', 'stdio', 'h', '&gt;',<text:s/></text:p>
      <text:p text:style-name="Standard">'int', 'main', 'int', 'i', '=', '0',</text:p>
      <text:p text:style-name="Standard">'int', 'data', '5', '=', '1', '2', '3',</text:p>
      <text:p text:style-name="Standard">'4', '5', 'int', 'result', '=', '0',<text:s/></text:p>
      <text:p text:style-name="Standard">'for', 'i', '&lt;', '5', 'i', 'if', 'result',<text:s/></text:p>
      <text:p text:style-name="Standard">'&lt;', '10', 'result', '=', 'data', 'i',<text:s/></text:p>
      <text:p text:style-name="Standard">'printf', '%', 'd', 'result',<text:s/></text:p>
      <text:p text:style-name="Standard">'return', '0']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rosoft</dc:creator>
    <meta:creation-date>2024-04-11T14:15:00Z</meta:creation-date>
    <dc:date>2024-04-15T06:36:00Z</dc:date>
    <meta:template xlink:href="Normal" xlink:type="simple"/>
    <meta:editing-cycles>5</meta:editing-cycles>
    <meta:editing-duration>PT10140S</meta:editing-duration>
    <meta:document-statistic meta:page-count="1" meta:paragraph-count="3" meta:word-count="226" meta:character-count="1517" meta:row-count="10" meta:non-whitespace-character-count="1294"/>
  </office:meta>
</office:document-meta>
</file>